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 style:text-align-source="fix" style:repeat-content="false"/>
      <style:paragraph-properties fo:text-align="center" fo:margin-left="0cm"/>
      <style:text-properties fo:color="#eeeeee" fo:font-weight="bold" style:font-weight-asian="bold" style:font-weight-complex="bold"/>
    </style:style>
    <style:style style:name="ce2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color="#eeeeee" fo:font-weight="bold" style:font-weight-asian="bold" style:font-weight-complex="bold"/>
    </style:style>
    <style:style style:name="ce3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eeeeee" fo:font-weight="bold" style:font-weight-asian="bold" style:font-weight-complex="bold"/>
    </style:style>
    <style:style style:name="ce4" style:family="table-cell" style:parent-style-name="Default">
      <style:table-cell-properties fo:background-color="#ff00ff" style:text-align-source="fix" style:repeat-content="false"/>
      <style:paragraph-properties fo:text-align="center" fo:margin-left="0cm"/>
      <style:text-properties fo:color="#eeeeee" fo:font-weight="bold" style:font-weight-asian="bold" style:font-weight-complex="bold"/>
    </style:style>
    <style:style style:name="ce5" style:family="table-cell" style:parent-style-name="Default">
      <style:text-properties fo:color="#009900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cc0000" fo:font-weight="bold" style:font-weight-asian="bold" style:font-weight-complex="bold"/>
    </style:style>
    <style:style style:name="T1" style:family="text">
      <style:text-properties fo:color="#009900"/>
    </style:style>
    <style:style style:name="T2" style:family="text">
      <style:text-properties fo:color="#cc0000"/>
    </style:style>
    <style:style style:name="T3" style:family="text">
      <style:text-properties fo:color="#0000cc"/>
    </style:style>
    <style:style style:name="T4" style:family="text">
      <style:text-properties fo:color="#ff00ff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row table:style-name="ro1">
          <table:table-cell table:style-name="ce1" office:value-type="string" calcext:value-type="string">
            <text:p>SLOT A</text:p>
          </table:table-cell>
          <table:table-cell table:style-name="ce2" office:value-type="string" calcext:value-type="string">
            <text:p>SLOT B</text:p>
          </table:table-cell>
          <table:table-cell table:style-name="ce3" office:value-type="string" calcext:value-type="string">
            <text:p>SLOT C</text:p>
          </table:table-cell>
          <table:table-cell table:style-name="ce4" office:value-type="string" calcext:value-type="string">
            <text:p>SLOT D</text:p>
          </table:table-cell>
          <table:table-cell table:style-name="Default"/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ldh r7,0(r2)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table:style-name="ce5" office:value-type="string" calcext:value-type="string">
            <text:p>r7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ldh r14,14(r2)</text:p>
          </table:table-cell>
          <table:table-cell table:number-columns-repeated="2" office:value-type="string" calcext:value-type="string">
            <text:p>nop</text:p>
          </table:table-cell>
          <table:table-cell table:style-name="ce5" office:value-type="string" calcext:value-type="string">
            <text:p>r7,r14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ldh r8,2(r2)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table:style-name="ce5" office:value-type="string" calcext:value-type="string">
            <text:p>r7,r14,r8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ldh r13,12(r2)</text:p>
          </table:table-cell>
          <table:table-cell table:number-columns-repeated="2" office:value-type="string" calcext:value-type="string">
            <text:p>nop</text:p>
          </table:table-cell>
          <table:table-cell table:style-name="ce5" office:value-type="string" calcext:value-type="string">
            <text:p>r7,r14,r8,r13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ldh r9,4(r2)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table:style-name="ce5" office:value-type="string" calcext:value-type="string">
            <text:p>r14,r8,r13,r9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ldh r12,10(r2)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table:style-name="ce5" office:value-type="string" calcext:value-type="string">
            <text:p>r8,r13,r9,r12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ldh r10,6(r2)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table:style-name="ce5" office:value-type="string" calcext:value-type="string">
            <text:p>r13,r9,r12,r10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ldh r11,8(r2)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table:style-name="ce5" office:value-type="string" calcext:value-type="string">
            <text:p>r9,r12,r10,r11</text:p>
          </table:table-cell>
        </table:table-row>
        <table:table-row table:style-name="ro1">
          <table:table-cell office:value-type="string" calcext:value-type="string">
            <text:p>add r15,r7,r14 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ub r22,r7,r14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1">r12, r10, r11</text:span>, <text:span text:style-name="T2">r15</text:span>, <text:span text:style-name="T3">r22</text:span></text:p>
          </table:table-cell>
        </table:table-row>
        <table:table-row table:style-name="ro1">
          <table:table-cell office:value-type="string" calcext:value-type="string">
            <text:p>add r16,r8,r13 <text:s/>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ub r21,r8,r13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1">r10, r11,</text:span> <text:span text:style-name="T2">r15</text:span>, <text:span text:style-name="T3">r22</text:span>, <text:span text:style-name="T2">r16</text:span>, <text:span text:style-name="T3">r21</text:span></text:p>
          </table:table-cell>
        </table:table-row>
        <table:table-row table:style-name="ro1">
          <table:table-cell office:value-type="string" calcext:value-type="string">
            <text:p>add r17,r9,r12 <text:s/>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ub r20,r9,r12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1">r11,</text:span> <text:span text:style-name="T2">r16</text:span>, <text:span text:style-name="T3">r21</text:span>, <text:span text:style-name="T2">r17</text:span>, <text:span text:style-name="T3">r20</text:span></text:p>
          </table:table-cell>
        </table:table-row>
        <table:table-row table:style-name="ro1">
          <table:table-cell office:value-type="string" calcext:value-type="string">
            <text:p>add r18,r10,r11 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ub r19,r10,r11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2">r17</text:span>, <text:span text:style-name="T3">r20</text:span>, <text:span text:style-name="T2">r18</text:span>, <text:span text:style-name="T3">r19</text:span></text:p>
          </table:table-cell>
        </table:table-row>
        <table:table-row table:style-name="ro1">
          <table:table-cell office:value-type="string" calcext:value-type="string">
            <text:p>add r8,r16,r17 <text:s/>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ub r12,r21,r20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2">r18</text:span>, <text:span text:style-name="T3">r19</text:span>, <text:span text:style-name="T2">r8</text:span>, <text:span text:style-name="T3">r12</text:span></text:p>
          </table:table-cell>
        </table:table-row>
        <table:table-row table:style-name="ro1">
          <table:table-cell office:value-type="string" calcext:value-type="string">
            <text:p>add r13,r21,r20 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ub r10,r15,r18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2">r8</text:span>, <text:span text:style-name="T3">r12</text:span>, <text:span text:style-name="T2">r13</text:span>, <text:span text:style-name="T3">r10</text:span></text:p>
          </table:table-cell>
        </table:table-row>
        <table:table-row table:style-name="ro1">
          <table:table-cell office:value-type="string" calcext:value-type="string">
            <text:p>slli r11,r19,14 <text:s text:c="2"/>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ub r9,r16,r17 </text:p>
          </table:table-cell>
          <table:table-cell office:value-type="string" calcext:value-type="string">
            <text:p>muli r12,r12,11585</text:p>
          </table:table-cell>
          <table:table-cell office:value-type="string" calcext:value-type="string">
            <text:p><text:span text:style-name="T2">r13</text:span>, <text:span text:style-name="T3">r10</text:span>, <text:span text:style-name="T2">r11</text:span>, <text:span text:style-name="T3">r9</text:span>, <text:span text:style-name="T4">r12</text:span></text:p>
          </table:table-cell>
        </table:table-row>
        <table:table-row table:style-name="ro1">
          <table:table-cell office:value-type="string" calcext:value-type="string">
            <text:p>add r7,r15,r18 <text:s/>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lli r14,r22,14 </text:p>
          </table:table-cell>
          <table:table-cell office:value-type="string" calcext:value-type="string">
            <text:p>muli r13,r13,11585</text:p>
          </table:table-cell>
          <table:table-cell office:value-type="string" calcext:value-type="string">
            <text:p><text:span text:style-name="T2">r11</text:span>, <text:span text:style-name="T3">r9</text:span>, <text:span text:style-name="T4">r12</text:span>, <text:span text:style-name="T2">r7</text:span>, <text:span text:style-name="T3">r14</text:span>, <text:span text:style-name="T4">r13</text:span></text:p>
          </table:table-cell>
        </table:table-row>
        <table:table-row table:style-name="ro1">
          <table:table-cell table:number-columns-repeated="3"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4">r12</text:span>, <text:span text:style-name="T2">r7</text:span>, <text:span text:style-name="T3">r14</text:span>, <text:span text:style-name="T4">r13</text:span></text:p>
          </table:table-cell>
        </table:table-row>
        <table:table-row table:style-name="ro1">
          <table:table-cell office:value-type="string" calcext:value-type="string">
            <text:p>add r19,r11,r12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sub r20,r11,r12</text:p>
          </table:table-cell>
          <table:table-cell office:value-type="string" calcext:value-type="string">
            <text:p>muli r23,r9,6269</text:p>
          </table:table-cell>
          <table:table-cell office:value-type="string" calcext:value-type="string">
            <text:p><text:span text:style-name="T4">r13</text:span>, <text:span text:style-name="T2">r19</text:span>, <text:span text:style-name="T3">r20</text:span>, <text:span text:style-name="T4">r23</text:span></text:p>
          </table:table-cell>
        </table:table-row>
        <table:table-row table:style-name="ro1">
          <table:table-cell office:value-type="string" calcext:value-type="string">
            <text:p>add r15,r7,r8 <text:s text:c="2"/>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sub r21,r14,r13</text:p>
          </table:table-cell>
          <table:table-cell office:value-type="string" calcext:value-type="string">
            <text:p>muli r24,r10,15136</text:p>
          </table:table-cell>
          <table:table-cell office:value-type="string" calcext:value-type="string">
            <text:p><text:span text:style-name="T2">r19</text:span>, <text:span text:style-name="T3">r20</text:span>, <text:span text:style-name="T4">r23</text:span>, <text:span text:style-name="T2">r15</text:span>, <text:span text:style-name="T3">r21</text:span>, <text:span text:style-name="T4">r24</text:span></text:p>
          </table:table-cell>
        </table:table-row>
        <table:table-row table:style-name="ro1">
          <table:table-cell office:value-type="string" calcext:value-type="string">
            <text:p>sub r16,r7,r8 <text:s/>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d r22,r14,r13</text:p>
          </table:table-cell>
          <table:table-cell office:value-type="string" calcext:value-type="string">
            <text:p>muli r25,r10,6269</text:p>
          </table:table-cell>
          <table:table-cell office:value-type="string" calcext:value-type="string">
            <text:p><text:span text:style-name="T4">r23</text:span>, <text:span text:style-name="T2">r15</text:span>, <text:span text:style-name="T3">r21</text:span>, <text:span text:style-name="T4">r24</text:span>, <text:span text:style-name="T2">r16</text:span>, <text:span text:style-name="T3">r22</text:span>, <text:span text:style-name="T4">r25</text:span></text:p>
          </table:table-cell>
        </table:table-row>
        <table:table-row table:style-name="ro1">
          <table:table-cell office:value-type="string" calcext:value-type="string">
            <text:p>srai r19,r19,14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srai r20,r20,14</text:p>
          </table:table-cell>
          <table:table-cell office:value-type="string" calcext:value-type="string">
            <text:p>muli r26,r9,15136</text:p>
          </table:table-cell>
          <table:table-cell office:value-type="string" calcext:value-type="string">
            <text:p><text:span text:style-name="T4">r24</text:span>, <text:span text:style-name="T2">r16</text:span>, <text:span text:style-name="T3">r22</text:span>, <text:span text:style-name="T4">r25</text:span>, <text:span text:style-name="T2">r19</text:span>, <text:span text:style-name="T3">r20</text:span>, <text:span text:style-name="T4">r26</text:span></text:p>
          </table:table-cell>
        </table:table-row>
        <table:table-row table:style-name="ro1">
          <table:table-cell office:value-type="string" calcext:value-type="string">
            <text:p>srai r21,r21,14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srai r22,r22,14</text:p>
          </table:table-cell>
          <table:table-cell office:value-type="string" calcext:value-type="string">
            <text:p>muli r15,r15,11585</text:p>
          </table:table-cell>
          <table:table-cell office:value-type="string" calcext:value-type="string">
            <text:p><text:span text:style-name="T4">r25</text:span>, <text:span text:style-name="T2">r19</text:span>, <text:span text:style-name="T3">r20</text:span>, <text:span text:style-name="T4">r26</text:span>, <text:span text:style-name="T2">r21</text:span>, <text:span text:style-name="T3">r22</text:span>, <text:span text:style-name="T4">r15</text:span></text:p>
          </table:table-cell>
        </table:table-row>
        <table:table-row table:style-name="ro1">
          <table:table-cell office:value-type="string" calcext:value-type="string">
            <text:p>add r17,r23,r24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addi r6,r0,xout</text:p>
          </table:table-cell>
          <table:table-cell office:value-type="string" calcext:value-type="string">
            <text:p>muli r16,r16,11585</text:p>
          </table:table-cell>
          <table:table-cell office:value-type="string" calcext:value-type="string">
            <text:p><text:span text:style-name="T4">r26</text:span>, <text:span text:style-name="T2">r21</text:span>, <text:span text:style-name="T3">r22</text:span>, <text:span text:style-name="T4">r15</text:span>, <text:span text:style-name="T2">r17</text:span>, <text:span text:style-name="T3">r6</text:span>, <text:span text:style-name="T4">r16</text:span></text:p>
          </table:table-cell>
        </table:table-row>
        <table:table-row table:style-name="ro1">
          <table:table-cell table:number-columns-repeated="2" office:value-type="string" calcext:value-type="string">
            <text:p>nop</text:p>
          </table:table-cell>
          <table:table-cell office:value-type="string" calcext:value-type="string">
            <text:p>sub r18,r25,r26</text:p>
          </table:table-cell>
          <table:table-cell office:value-type="string" calcext:value-type="string">
            <text:p>muli r23,r19,3196 </text:p>
          </table:table-cell>
          <table:table-cell office:value-type="string" calcext:value-type="string">
            <text:p><text:span text:style-name="T4">r15</text:span>, <text:span text:style-name="T2">r17</text:span>, <text:span text:style-name="T3">r6</text:span>, <text:span text:style-name="T4">r16</text:span>, <text:span text:style-name="T3">r18</text:span>, <text:span text:style-name="T4">r23</text:span></text:p>
          </table:table-cell>
        </table:table-row>
        <table:table-row table:style-name="ro1">
          <table:table-cell table:number-columns-repeated="3" office:value-type="string" calcext:value-type="string">
            <text:p>nop</text:p>
          </table:table-cell>
          <table:table-cell office:value-type="string" calcext:value-type="string">
            <text:p>muli r24,r22,16069</text:p>
          </table:table-cell>
          <table:table-cell office:value-type="string" calcext:value-type="string">
            <text:p><text:span text:style-name="T4">r16</text:span>, <text:span text:style-name="T3">r18</text:span>, <text:span text:style-name="T4">r23</text:span>, <text:span text:style-name="T4">r24</text:span></text:p>
          </table:table-cell>
        </table:table-row>
        <table:table-row table:style-name="ro1">
          <table:table-cell office:value-type="string" calcext:value-type="string">
            <text:p>srai r7,r15,15 <text:s/>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rai r9,r17,15 </text:p>
          </table:table-cell>
          <table:table-cell office:value-type="string" calcext:value-type="string">
            <text:p>muli r25,r20,13622</text:p>
          </table:table-cell>
          <table:table-cell office:value-type="string" calcext:value-type="string">
            <text:p><text:span text:style-name="T4">r23</text:span>, <text:span text:style-name="T4">r24</text:span>, <text:span text:style-name="T2">r7</text:span>, <text:span text:style-name="T3">r9</text:span>, <text:span text:style-name="T4">r25</text:span></text:p>
          </table:table-cell>
        </table:table-row>
        <table:table-row table:style-name="ro1">
          <table:table-cell office:value-type="string" calcext:value-type="string">
            <text:p>srai r11,r16,15 <text:s/>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srai r13,r18,15</text:p>
          </table:table-cell>
          <table:table-cell office:value-type="string" calcext:value-type="string">
            <text:p>muli r26,r21,9102</text:p>
          </table:table-cell>
          <table:table-cell office:value-type="string" calcext:value-type="string">
            <text:p><text:span text:style-name="T4">r24</text:span>, <text:span text:style-name="T2">r7</text:span>, <text:span text:style-name="T3">r9</text:span>, <text:span text:style-name="T4">r25</text:span>, <text:span text:style-name="T2">r11</text:span>, <text:span text:style-name="T3">r13</text:span>, <text:span text:style-name="T4">r26</text:span></text:p>
          </table:table-cell>
        </table:table-row>
        <table:table-row table:style-name="ro1">
          <table:table-cell office:value-type="string" calcext:value-type="string">
            <text:p>add r8,r23,r24 <text:s/></text:p>
          </table:table-cell>
          <table:table-cell office:value-type="string" calcext:value-type="string">
            <text:p>sth r7,0(r6)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muli r27,r20,9102</text:p>
          </table:table-cell>
          <table:table-cell office:value-type="string" calcext:value-type="string">
            <text:p><text:span text:style-name="T4">r25</text:span>, <text:span text:style-name="T2">r11</text:span>, <text:span text:style-name="T3">r13</text:span>, <text:span text:style-name="T4">r26</text:span>, <text:span text:style-name="T2">r8</text:span>, r7, <text:span text:style-name="T4">r27</text:span>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sth r9,4(r6)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muli r28,r21,13622</text:p>
          </table:table-cell>
          <table:table-cell office:value-type="string" calcext:value-type="string">
            <text:p><text:span text:style-name="T4">r26</text:span>, <text:span text:style-name="T2">r8</text:span>, <text:span text:style-name="T4">r27</text:span>, r9, <text:span text:style-name="T4">r28</text:span> </text:p>
          </table:table-cell>
        </table:table-row>
        <table:table-row table:style-name="ro1">
          <table:table-cell office:value-type="string" calcext:value-type="string">
            <text:p>add r12,r25,r26 </text:p>
          </table:table-cell>
          <table:table-cell office:value-type="string" calcext:value-type="string">
            <text:p>sth r11,8(r6) </text:p>
          </table:table-cell>
          <table:table-cell office:value-type="string" calcext:value-type="string">
            <text:p>srai r8,r8,15 </text:p>
          </table:table-cell>
          <table:table-cell office:value-type="string" calcext:value-type="string">
            <text:p>muli r29,r19,16069</text:p>
          </table:table-cell>
          <table:table-cell office:value-type="string" calcext:value-type="string">
            <text:p><text:span text:style-name="T4">r27</text:span>, <text:span text:style-name="T4">r28</text:span>, <text:span text:style-name="T2">r12</text:span>, r11, <text:span text:style-name="T3">r8</text:span>, <text:span text:style-name="T4">r29</text:span>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sth r13,12(r6)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muli r30,r22,3196</text:p>
          </table:table-cell>
          <table:table-cell office:value-type="string" calcext:value-type="string">
            <text:p><text:span text:style-name="T4">r28</text:span>, <text:span text:style-name="T2">r12</text:span>, <text:span text:style-name="T3">r8</text:span>, <text:span text:style-name="T4">r29</text:span>, r13, <text:span text:style-name="T4">r30</text:span></text:p>
          </table:table-cell>
        </table:table-row>
        <table:table-row table:style-name="ro1">
          <table:table-cell office:value-type="string" calcext:value-type="string">
            <text:p>sub r10,r28,r27 <text:s/></text:p>
          </table:table-cell>
          <table:table-cell office:value-type="string" calcext:value-type="string">
            <text:p>sth r8,2(r6) </text:p>
          </table:table-cell>
          <table:table-cell office:value-type="string" calcext:value-type="string">
            <text:p>srai r12,r12,15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4">r29</text:span>, <text:span text:style-name="T4">r30</text:span>, <text:span text:style-name="T2">r10</text:span>, r8, <text:span text:style-name="T3">r12</text:span></text:p>
          </table:table-cell>
        </table:table-row>
        <table:table-row table:style-name="ro1">
          <table:table-cell table:number-columns-repeated="3"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4">r30</text:span>, <text:span text:style-name="T2">r10</text:span>, <text:span text:style-name="T3">r12</text:span></text:p>
          </table:table-cell>
        </table:table-row>
        <table:table-row table:style-name="ro1">
          <table:table-cell office:value-type="string" calcext:value-type="string">
            <text:p>sub r14,r30,r29 <text:s/></text:p>
          </table:table-cell>
          <table:table-cell office:value-type="string" calcext:value-type="string">
            <text:p>sth r12,10(r6) </text:p>
          </table:table-cell>
          <table:table-cell office:value-type="string" calcext:value-type="string">
            <text:p>srai r10,r10,15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2">r14</text:span>, r12, <text:span text:style-name="T3">r10</text:span></text:p>
          </table:table-cell>
        </table:table-row>
        <table:table-row table:style-name="ro1">
          <table:table-cell table:number-columns-repeated="3"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2">r14</text:span>, <text:span text:style-name="T3">r10</text:span></text:p>
          </table:table-cell>
        </table:table-row>
        <table:table-row table:style-name="ro1">
          <table:table-cell office:value-type="string" calcext:value-type="string">
            <text:p>srai r14,r14,15 <text:s/></text:p>
          </table:table-cell>
          <table:table-cell office:value-type="string" calcext:value-type="string">
            <text:p>sth r10,6(r6)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2">r14</text:span>, r10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table:style-name="ce7" office:value-type="string" calcext:value-type="string">
            <text:p>r14</text:p>
          </table:table-cell>
        </table:table-row>
        <table:table-row table:style-name="ro1">
          <table:table-cell office:value-type="string" calcext:value-type="string">
            <text:p>nop </text:p>
          </table:table-cell>
          <table:table-cell office:value-type="string" calcext:value-type="string">
            <text:p>sth r14,14(r6) </text:p>
          </table:table-cell>
          <table:table-cell office:value-type="string" calcext:value-type="string">
            <text:p>nop 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r14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spanned="5" table:number-rows-spanned="11"/>
          <table:covered-table-cell table:number-columns-repeated="3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 style:data-style-name="N2" text:time-value="12:26:27.957373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</meta:initial-creator>
    <meta:creation-date>2015-03-18T22:16:06.697868828</meta:creation-date>
    <dc:date>2015-03-20T12:27:06.545628528</dc:date>
    <dc:creator>Matthias </dc:creator>
    <meta:editing-duration>PT1H35M54S</meta:editing-duration>
    <meta:editing-cycles>9</meta:editing-cycles>
    <meta:generator>LibreOffice/4.2.7.2$Linux_X86_64 LibreOffice_project/420m0$Build-2</meta:generator>
    <meta:document-statistic meta:table-count="1" meta:cell-count="194" meta:object-count="0"/>
  </office:meta>
</office:document-meta>
</file>